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Futura Std Condensed Light" fo:font-size="14pt" fo:language="en" fo:country="US" fo:font-weight="normal" officeooo:rsid="0019441b" officeooo:paragraph-rsid="0019441b" style:font-size-asian="14pt" style:font-weight-asian="normal" style:font-size-complex="14pt" style:font-weight-complex="normal"/>
    </style:style>
    <style:style style:name="P2" style:family="paragraph" style:parent-style-name="Standard">
      <style:text-properties style:font-name="Futura Std Condensed Light" fo:font-size="14pt" fo:language="en" fo:country="US" officeooo:rsid="001b086b" officeooo:paragraph-rsid="00135746" style:font-size-asian="14pt" style:font-size-complex="14pt"/>
    </style:style>
    <style:style style:name="P3" style:family="paragraph" style:parent-style-name="Standard">
      <style:text-properties style:font-name="Futura Std Condensed Light" fo:font-size="14pt" fo:language="en" fo:country="US" officeooo:rsid="001b086b" officeooo:paragraph-rsid="001c43b0" style:font-size-asian="14pt" style:font-size-complex="14pt"/>
    </style:style>
    <style:style style:name="P4" style:family="paragraph" style:parent-style-name="Standard">
      <style:text-properties style:font-name="Futura Std Condensed Light" fo:font-size="14pt" fo:language="en" fo:country="US" officeooo:rsid="001b086b" officeooo:paragraph-rsid="00256737" style:font-size-asian="14pt" style:font-size-complex="14pt"/>
    </style:style>
    <style:style style:name="P5" style:family="paragraph" style:parent-style-name="Text_20_body">
      <style:text-properties style:font-name="Futura Std Condensed Light" fo:font-size="14pt" fo:language="en" fo:country="US" style:font-size-asian="14pt" style:font-size-complex="14pt"/>
    </style:style>
    <style:style style:name="P6" style:family="paragraph" style:parent-style-name="Standard">
      <style:text-properties fo:color="#c9211e" loext:opacity="100%" style:font-name="Futura Std Condensed Light" fo:font-size="14pt" fo:language="en" fo:country="US" officeooo:rsid="00256737" officeooo:paragraph-rsid="00256737" style:font-size-asian="14pt" style:font-size-complex="14pt"/>
    </style:style>
    <style:style style:name="P7" style:family="paragraph" style:parent-style-name="Standard">
      <style:text-properties fo:color="#c9211e" loext:opacity="100%" style:font-name="Futura Std Condensed Light" fo:font-size="14pt" fo:language="en" fo:country="US" officeooo:rsid="001b7cfb" officeooo:paragraph-rsid="001c43b0" style:font-size-asian="14pt" style:font-size-complex="14pt"/>
    </style:style>
    <style:style style:name="P8" style:family="paragraph" style:parent-style-name="Standard">
      <style:paragraph-properties fo:text-align="center" style:justify-single-word="false"/>
      <style:text-properties fo:color="#c9211e" loext:opacity="100%" style:font-name="Futura Std Condensed Light" fo:font-size="14pt" fo:language="en" fo:country="US" fo:font-weight="normal" officeooo:rsid="0019441b" officeooo:paragraph-rsid="0019441b"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color="#c9211e" loext:opacity="100%" style:font-name="Futura Std Condensed Light" fo:font-size="14pt" fo:language="en" fo:country="US" fo:font-weight="normal" officeooo:rsid="0028d254" officeooo:paragraph-rsid="0028d254"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Futura Std Condensed" fo:font-size="18pt" fo:language="en" fo:country="US" fo:font-weight="normal" officeooo:rsid="0019441b" officeooo:paragraph-rsid="0019441b" style:font-size-asian="18pt" style:font-weight-asian="normal" style:font-size-complex="18pt" style:font-weight-complex="normal"/>
    </style:style>
    <style:style style:name="P11" style:family="paragraph" style:parent-style-name="Standard">
      <style:text-properties fo:color="#000000" loext:opacity="100%" style:font-name="Futura Std Condensed Light" fo:font-size="14pt" fo:language="en" fo:country="US" officeooo:rsid="001b086b" officeooo:paragraph-rsid="001c43b0" style:font-size-asian="14pt" style:font-size-complex="14pt"/>
    </style:style>
    <style:style style:name="P12" style:family="paragraph" style:parent-style-name="Standard">
      <style:text-properties fo:color="#000000" loext:opacity="100%" style:font-name="Futura Std Condensed Light" fo:font-size="14pt" fo:language="en" fo:country="US" officeooo:paragraph-rsid="001c43b0" style:font-size-asian="14pt" style:font-size-complex="14pt"/>
    </style:style>
    <style:style style:name="P13" style:family="paragraph" style:parent-style-name="Text_20_body">
      <style:text-properties fo:color="#000000" loext:opacity="100%" style:font-name="Futura Std Condensed Light" fo:font-size="14pt" fo:language="en" fo:country="US" officeooo:paragraph-rsid="001c43b0" style:font-size-asian="14pt" style:font-size-complex="14pt"/>
    </style:style>
    <style:style style:name="P14" style:family="paragraph" style:parent-style-name="Standard">
      <style:text-properties fo:color="#000000" loext:opacity="100%" style:font-name="Futura Std Condensed Light" fo:font-size="14pt" fo:language="en" fo:country="US" officeooo:rsid="001b7cfb" officeooo:paragraph-rsid="001c43b0" style:font-size-asian="14pt" style:font-size-complex="14pt"/>
    </style:style>
    <style:style style:name="P15" style:family="paragraph" style:parent-style-name="Standard">
      <style:text-properties fo:color="#000000" loext:opacity="100%" style:font-name="Futura Std Condensed Light" fo:font-size="14pt" fo:language="en" fo:country="US" officeooo:rsid="0028d254" officeooo:paragraph-rsid="001c43b0" style:font-size-asian="14pt" style:font-size-complex="14pt"/>
    </style:style>
    <style:style style:name="P16" style:family="paragraph" style:parent-style-name="Standard">
      <style:text-properties style:font-name="Futura Std Condensed Light" fo:font-size="14pt" fo:language="en" fo:country="US" officeooo:rsid="001b086b" officeooo:paragraph-rsid="00135746" style:font-size-asian="14pt" style:font-size-complex="14pt"/>
    </style:style>
    <style:style style:name="P17" style:family="paragraph" style:parent-style-name="Standard">
      <style:text-properties fo:color="#c9211e" loext:opacity="100%" style:font-name="Futura Std Condensed Light" fo:font-size="14pt" fo:language="en" fo:country="US" officeooo:rsid="002a6eab" officeooo:paragraph-rsid="002a6eab" style:font-size-asian="14pt" style:font-size-complex="14pt"/>
    </style:style>
    <style:style style:name="P18" style:family="paragraph" style:parent-style-name="Text_20_body">
      <style:text-properties style:font-name="Futura Std Condensed Light" fo:font-size="14pt" fo:language="en" fo:country="US" style:font-size-asian="14pt" style:font-size-complex="14pt"/>
    </style:style>
    <style:style style:name="T1" style:family="text">
      <style:text-properties officeooo:rsid="001a1005"/>
    </style:style>
    <style:style style:name="T2" style:family="text">
      <style:text-properties officeooo:rsid="001b7cfb"/>
    </style:style>
    <style:style style:name="T3" style:family="text">
      <style:text-properties fo:color="#c9211e" loext:opacity="100%"/>
    </style:style>
    <style:style style:name="T4" style:family="text">
      <style:text-properties fo:color="#c9211e" loext:opacity="100%" officeooo:rsid="001b7cfb"/>
    </style:style>
    <style:style style:name="T5" style:family="text">
      <style:text-properties fo:color="#c9211e" loext:opacity="100%" officeooo:rsid="00207708"/>
    </style:style>
    <style:style style:name="T6" style:family="text">
      <style:text-properties fo:color="#c9211e" loext:opacity="100%" officeooo:rsid="00256737"/>
    </style:style>
    <style:style style:name="T7" style:family="text">
      <style:text-properties fo:color="#c9211e" loext:opacity="100%" officeooo:rsid="002a6eab"/>
    </style:style>
    <style:style style:name="T8" style:family="text">
      <style:text-properties officeooo:rsid="00207708"/>
    </style:style>
    <style:style style:name="T9" style:family="text">
      <style:text-properties officeooo:rsid="0023bdbe"/>
    </style:style>
    <style:style style:name="T10" style:family="text">
      <style:text-properties officeooo:rsid="00256737"/>
    </style:style>
    <style:style style:name="T11" style:family="text">
      <style:text-properties officeooo:rsid="0027289b"/>
    </style:style>
    <style:style style:name="T12" style:family="text">
      <style:text-properties fo:color="#000000" loext:opacity="100%"/>
    </style:style>
    <style:style style:name="T13" style:family="text">
      <style:text-properties officeooo:rsid="002a6e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es conneries de l’animateur radio</text:p>
      <text:p text:style-name="P1"/>
      <text:p text:style-name="P1"/>
      <text:p text:style-name="P1"/>
      <text:p text:style-name="P8">Tout <text:span text:style-name="T1">ce qui suit </text:span>est à titre indicatif <text:span text:style-name="T1">(</text:span>je ne suis pas animateur radio<text:span text:style-name="T1">)</text:span>, tu peux tout changer si tu veux. ChatGPT m’a aidé pour le « style » animateur <text:span text:style-name="T1">radio </text:span>mais je ne suis pas persuadé du truc.</text:p>
      <text:p text:style-name="P9">Pour l’inspiration, on tirera avantage de l’écoute de la musique à Bernard (oui, la musique à Bernard) ici : <text:a xlink:type="simple" xlink:href="https://lesiteinternetabernard.com/" text:style-name="Internet_20_link" text:visited-style-name="Visited_20_Internet_20_Link"><text:span text:style-name="T12">https://lesiteinternetabernard.com/</text:span></text:a></text:p>
      <text:p text:style-name="P1"/>
      <text:p text:style-name="P1"/>
      <text:p text:style-name="P2">Howdy, y'all! It's Geoff 'The Outlaw' coming to you live from Paris, Texas on WTF-FM! This week, we're spicing things up with a taste of Paris, France, right here in the heart of Texas. And let me tell you, folks, I've got something special in store for you. This week, I'm thrilled to introduce you to a band that's been making waves across the pond. So get ready, because we're about to dive into the sounds of Bernard, straight from the streets of Paris. We're slingin' the best tunes from across the <text:span text:style-name="T13">Atlantic</text:span>, <text:span text:style-name="T11">right</text:span> into your ears, all the way from the Lone Star State. Let's saddle up!</text:p>
      <text:p text:style-name="P2"/>
      <text:p text:style-name="P17">Jingle radio.</text:p>
      <text:p text:style-name="P2"/>
      <text:p text:style-name="P2">Alright, into our Bernard showcase with a track that's as self-introductory as it gets, titled 'Bernard'. Straight from their <text:span text:style-name="T8">second</text:span> album 'Dans ton lit', this song is the perfect introduction to the world of Bernard. With catchy hooks and an irresistible beat, it's bound to get your toes tapping and your head nodding in no time. So <text:span text:style-name="T13">kick</text:span> back, <text:span text:style-name="T13">relax, </text:span>turn up the volume, and get ready to be swept away by the infectious energy of Bernard, right here on WTF-FM! </text:p>
      <text:p text:style-name="P2"/>
      <text:p text:style-name="P3"><text:span text:style-name="T3">Là, on écoute </text:span><text:span text:style-name="T5">Bernard</text:span><text:span text:style-name="T3"> </text:span><text:span text:style-name="T6">(la chanson)</text:span><text:span text:style-name="T4">.</text:span></text:p>
      <text:p text:style-name="P3"><text:span text:style-name="T4"/></text:p>
      <text:p text:style-name="P11"><text:span text:style-name="T13">Yeah! </text:span><text:span text:style-name="T11">W</text:span><text:span text:style-name="T2">e're keeping the Bernard train rolling with another gem from their repertoire. This time, we're delving into the heartfelt ballad 'Grand-père' from their debut album, titled 'Dans ton salon'. With poignant lyrics and soulful melodies, Bernard takes us on a journey through the memories and emotions of a grandfather's life. So grab a tissue, folks, because this one's sure to tug at your heartstrings. Get ready to experience the raw emotion and beauty of 'Grand-père' right here on WTF-FM!</text:span></text:p>
      <text:p text:style-name="P11"/>
      <text:p text:style-name="P4"><text:span text:style-name="T4">Là, on écoute </text:span><text:span text:style-name="T6">Grand-père</text:span><text:span text:style-name="T4">.</text:span></text:p>
      <text:p text:style-name="P3"><text:span text:style-name="T4"/></text:p>
      <text:p text:style-name="P11"><text:span text:style-name="T9">Ok</text:span><text:span text:style-name="T2">, it's time to delve into Bernard's album 'La commune à Bernard'. Up next is 'La semaine sanglante', originally a revolutionary song by Jean-Baptiste Clément during the Commune of Paris. But Bernard has put their own twist on it, re-adapting the lyrics and composing a new musical arrangement. This reflects the tradition of revolutionary songs during the Commune era, where melodies were often sung to familiar tunes for widespread recognition.</text:span></text:p>
      <text:p text:style-name="P14">Stay tuned, because 'La semaine sanglante' by Bernard is coming up next, right here on WTF-FM!</text:p>
      <text:p text:style-name="P3"><text:span text:style-name="T4"/></text:p>
      <text:p text:style-name="P7">Là, on écoute La semaine sanglante.</text:p>
      <text:p text:style-name="P3"/>
      <text:p text:style-name="P12">Up next is 'Coup de sang', a mesmerizing instrumental piece crafted by Bernard. This track was specially composed to accompany an art exhibition, serving as the perfect sonic backdrop to the visual feast laid out before the audience. It's a <text:soft-page-break/>harmonious fusion of sound and imagery, designed to transport you to the heart of artistic expression. So <text:span text:style-name="T9">let’s </text:span><text:span text:style-name="T11">experience</text:span><text:span text:style-name="T9"> it</text:span> and let 'Coup de sang' by Bernard take you on a captivating auditory adventure, right here on WTF-FM!</text:p>
      <text:p text:style-name="P12"/>
      <text:p text:style-name="P6">Là, on écoute Coup de Sang.</text:p>
      <text:p text:style-name="P12"/>
      <text:p text:style-name="P13"><text:span text:style-name="T10">Wow! A masterpiece. Alright, </text:span><text:span text:style-name="T11">a</text:span>s we conclude tonight's journey through Parisian sounds with Bernard, I want to thank all our listeners for tuning in to WTF-FM. It's been an amazing musical ride, and I hope you've enjoyed it as much as I have.</text:p>
      <text:p text:style-name="P5">Looking ahead to next week, we've got something special planned. We'll be spotlighting the talent of Flavien, a versatile musician known for his blues-rock vibes and more. Get ready for another musical adventure as we explore Flavien's captivating sounds. So mark your calendars and stay tuned, because you won't want to miss Flavien's feature on WTF-FM next week. Until then, keep those radios tuned in, folks, for more great music!</text:p>
      <text:p text:style-name="P5">This is Geoff 'The Outlaw' signing off. Until next time, keep rocking with WTF-FM!<text:line-break/><text:line-break/><text:span text:style-name="T7">Jingle radio (encore).</text:span></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11T19:32:32.331000000</dc:date>
    <meta:editing-duration>PT2H7M13S</meta:editing-duration>
    <meta:editing-cycles>17</meta:editing-cycles>
    <meta:generator>LibreOffice/24.2.3.2$Windows_X86_64 LibreOffice_project/433d9c2ded56988e8a90e6b2e771ee4e6a5ab2ba</meta:generator>
    <meta:document-statistic meta:table-count="0" meta:image-count="0" meta:object-count="0" meta:page-count="2" meta:paragraph-count="17" meta:word-count="651" meta:character-count="3846" meta:non-whitespace-character-count="3210"/>
  </office:meta>
</office:document-meta>
</file>